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/>
    </style:style>
    <style:style style:name="P3" style:family="paragraph" style:parent-style-name="Standard">
      <style:text-properties fo:color="#000000" style:font-name="Verdana" fo:font-size="10pt" fo:font-weight="bold" style:font-size-asian="10pt" style:font-weight-asian="bold" style:font-size-complex="10pt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fo:color="#000000" style:font-name="Verdana" fo:font-size="10pt" fo:font-weight="bold" style:font-size-asian="10pt" style:font-weight-asian="bold" style:font-size-complex="10pt"/>
    </style:style>
    <style:style style:name="T3" style:family="text">
      <style:text-properties fo:color="#000000" style:font-name="Verdana" fo:font-size="10pt" fo:font-weight="bold" officeooo:rsid="00156e1e" style:font-size-asian="10pt" style:font-weight-asian="bold" style:font-size-complex="10pt"/>
    </style:style>
    <style:style style:name="T4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5" style:family="text">
      <style:text-properties fo:color="#000000" style:font-name="Verdana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/>
    </style:style>
    <style:style style:name="T6" style:family="text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fo:color="#000000" style:font-name="Verdana" fo:font-size="10pt" style:text-underline-style="none" fo:font-weight="bold" style:font-size-asian="10pt" style:font-weight-asian="bold" style:font-size-complex="10pt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M training sessions</text:p>
      <text:p text:style-name="P1"/>
      <text:p text:style-name="Standard"><text:span text:style-name="T1">Session 1: BFS + DFS + </text:span><text:span text:style-name="T2">Dijkstra</text:span></text:p>
      <text:p text:style-name="P3">Session 2: Dynamic Programming (Rec. solutions + Memory reduction)</text:p>
      <text:p text:style-name="Standard"><text:span text:style-name="T2">Session 3: Floyd War</text:span><text:span text:style-name="T3">s</text:span><text:span text:style-name="T2">hall + Bellman Ford <text:s/>+ </text:span><text:span text:style-name="T6">Difference constraints</text:span></text:p>
      <text:p text:style-name="Standard"><text:span text:style-name="T2">Session 4: Disjoint sets + Minimum spanning trees (</text:span><text:span text:style-name="T5">Prim Algorithm</text:span><text:span text:style-name="T2"> + Kruskal Algorithm)</text:span></text:p>
      <text:p text:style-name="Standard"><text:span text:style-name="T2">Session 5: Euler Tour + Topological Sort + Binary Search + </text:span><text:span text:style-name="T6">Ternary Search</text:span></text:p>
      <text:p text:style-name="Standard"><text:span text:style-name="T2">Session 6: Number theory: </text:span><text:span text:style-name="T4">Primes and divisors </text:span><text:span text:style-name="T2">+ </text:span><text:span text:style-name="T4">Extended Euclid</text:span><text:span text:style-name="T2"> + </text:span><text:span text:style-name="T6">Gaussian Elimination</text:span></text:p>
      <text:p text:style-name="Standard"><text:span text:style-name="T2">Session 7: String matching: KMP <text:s/>+ </text:span><text:span text:style-name="T6">Aho-Corasick</text:span><text:span text:style-name="T2"> + Rabin-Karp</text:span></text:p>
      <text:p text:style-name="P3">Session 8: <text:span text:style-name="T8">Max flow</text:span></text:p>
      <text:p text:style-name="P3">Session 9: <text:span text:style-name="T8">Computational Geometry</text:span></text:p>
      <text:p text:style-name="Standard"><text:span text:style-name="T2">Session 10: SCC + 2SAT + </text:span><text:span text:style-name="T6">Bi-connectivity</text:span></text:p>
      <text:p text:style-name="Standard"><text:span text:style-name="T2">Session 11: </text:span><text:span text:style-name="T6">AVL tree + Treap</text:span><text:span text:style-name="T2"> + Binary Indexed tree</text:span></text:p>
      <text:p text:style-name="P3">Session 12: Segment tree + RMQ + LCA</text:p>
      <text:p text:style-name="Standard"><text:span text:style-name="T2">Session 13: </text:span><text:span text:style-name="T6">Suffix array</text:span><text:span text:style-name="T2"> + Trie</text:span></text:p>
      <text:p text:style-name="Standard"><text:span text:style-name="T2">Session 14: Math games + Matrix power + </text:span><text:span text:style-name="T6">Numerical Integration</text:span></text:p>
      <text:p text:style-name="Standard"><text:span text:style-name="T2">Session 15: Grid compression + </text:span><text:span text:style-name="T6">Inclusion Exclusion </text:span><text:span text:style-name="T2"><text:s/>+Meet in The Middle Algorithm + Pigeonhole principle + </text:span><text:span text:style-name="T6">Factoradic Index</text:span><text:span text:style-name="T2"> + </text:span><text:span text:style-name="T6">Finite Infinite-recur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amdiaa</meta:initial-creator>
    <meta:editing-cycles>6</meta:editing-cycles>
    <meta:creation-date>2012-02-15T12:19:00</meta:creation-date>
    <dc:date>2016-10-16T00:41:51.093347331</dc:date>
    <meta:editing-duration>PT2M8S</meta:editing-duration>
    <meta:generator>LibreOffice/4.2.8.2$Linux_X86_64 LibreOffice_project/420m0$Build-2</meta:generator>
    <meta:document-statistic meta:table-count="0" meta:image-count="0" meta:object-count="0" meta:page-count="1" meta:paragraph-count="16" meta:word-count="147" meta:character-count="910" meta:non-whitespace-character-count="7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